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paragraph-properties fo:margin-top="0in" fo:margin-bottom="0in" loext:contextual-spacing="false"/>
    </style:style>
    <style:style style:name="P28" style:family="paragraph" style:parent-style-name="Text_20_body" style:list-style-name="L1">
      <style:paragraph-properties fo:margin-top="0in" fo:margin-bottom="0in" loext:contextual-spacing="false"/>
    </style:style>
    <style:style style:name="P29" style:family="paragraph" style:parent-style-name="Text_20_body" style:list-style-name="L2">
      <style:paragraph-properties fo:margin-top="0in" fo:margin-bottom="0in" loext:contextual-spacing="false"/>
    </style:style>
    <style:style style:name="P30" style:family="paragraph" style:parent-style-name="Text_20_body" style:list-style-name="L3">
      <style:paragraph-properties fo:margin-top="0in" fo:margin-bottom="0in" loext:contextual-spacing="false"/>
    </style:style>
    <style:style style:name="P31" style:family="paragraph" style:parent-style-name="Text_20_body" style:list-style-name="L4">
      <style:paragraph-properties fo:margin-top="0in" fo:margin-bottom="0in" loext:contextual-spacing="false"/>
    </style:style>
    <style:style style:name="P32" style:family="paragraph" style:parent-style-name="Text_20_body" style:list-style-name="L5">
      <style:paragraph-properties fo:margin-top="0in" fo:margin-bottom="0in" loext:contextual-spacing="false"/>
    </style:style>
    <style:style style:name="P33" style:family="paragraph" style:parent-style-name="Text_20_body" style:list-style-name="L6">
      <style:paragraph-properties fo:margin-top="0in" fo:margin-bottom="0in" loext:contextual-spacing="false"/>
    </style:style>
    <style:style style:name="P34" style:family="paragraph" style:parent-style-name="Text_20_body" style:list-style-name="L7">
      <style:paragraph-properties fo:margin-top="0in" fo:margin-bottom="0in" loext:contextual-spacing="false"/>
    </style:style>
    <style:style style:name="P35" style:family="paragraph" style:parent-style-name="Text_20_body" style:list-style-name="L8">
      <style:paragraph-properties fo:margin-top="0in" fo:margin-bottom="0in" loext:contextual-spacing="false"/>
    </style:style>
    <style:style style:name="P36" style:family="paragraph" style:parent-style-name="Text_20_body" style:list-style-name="L9">
      <style:paragraph-properties fo:margin-top="0in" fo:margin-bottom="0in" loext:contextual-spacing="false"/>
    </style:style>
    <style:style style:name="P37" style:family="paragraph" style:parent-style-name="Text_20_body" style:list-style-name="L10">
      <style:paragraph-properties fo:margin-top="0in" fo:margin-bottom="0in" loext:contextual-spacing="false"/>
    </style:style>
    <style:style style:name="P38" style:family="paragraph" style:parent-style-name="Text_20_body" style:list-style-name="L11">
      <style:paragraph-properties fo:margin-top="0in" fo:margin-bottom="0in" loext:contextual-spacing="false"/>
    </style:style>
    <style:style style:name="P39" style:family="paragraph" style:parent-style-name="Text_20_body" style:list-style-name="L12">
      <style:paragraph-properties fo:margin-top="0in" fo:margin-bottom="0in" loext:contextual-spacing="false"/>
    </style:style>
    <style:style style:name="P40" style:family="paragraph" style:parent-style-name="Text_20_body" style:list-style-name="L13">
      <style:paragraph-properties fo:margin-top="0in" fo:margin-bottom="0in" loext:contextual-spacing="false"/>
    </style:style>
    <style:style style:name="P41" style:family="paragraph" style:parent-style-name="Text_20_body" style:list-style-name="L14">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16">
      <style:paragraph-properties fo:margin-top="0in" fo:margin-bottom="0in" loext:contextual-spacing="false"/>
    </style:style>
    <style:style style:name="P44" style:family="paragraph" style:parent-style-name="Text_20_body" style:list-style-name="L17">
      <style:paragraph-properties fo:margin-top="0in" fo:margin-bottom="0in" loext:contextual-spacing="false"/>
    </style:style>
    <style:style style:name="P45" style:family="paragraph" style:parent-style-name="Text_20_body" style:list-style-name="L18">
      <style:paragraph-properties fo:margin-top="0in" fo:margin-bottom="0in" loext:contextual-spacing="false"/>
    </style:style>
    <style:style style:name="P46" style:family="paragraph" style:parent-style-name="Text_20_body" style:list-style-name="L19">
      <style:paragraph-properties fo:margin-top="0in" fo:margin-bottom="0in" loext:contextual-spacing="false"/>
    </style:style>
    <style:style style:name="P47" style:family="paragraph" style:parent-style-name="Text_20_body" style:list-style-name="L20">
      <style:paragraph-properties fo:margin-top="0in" fo:margin-bottom="0in" loext:contextual-spacing="false"/>
    </style:style>
    <style:style style:name="P48" style:family="paragraph" style:parent-style-name="Text_20_body" style:list-style-name="L21">
      <style:paragraph-properties fo:margin-top="0in" fo:margin-bottom="0in" loext:contextual-spacing="false"/>
    </style:style>
    <style:style style:name="P49" style:family="paragraph" style:parent-style-name="Text_20_body" style:list-style-name="L22">
      <style:paragraph-properties fo:margin-top="0in" fo:margin-bottom="0in" loext:contextual-spacing="false"/>
    </style:style>
    <style:style style:name="P50" style:family="paragraph" style:parent-style-name="Text_20_body" style:list-style-name="L23">
      <style:paragraph-properties fo:margin-top="0in" fo:margin-bottom="0in" loext:contextual-spacing="false"/>
    </style:style>
    <style:style style:name="P51" style:family="paragraph" style:parent-style-name="Text_20_body" style:list-style-name="L24">
      <style:paragraph-properties fo:margin-top="0in" fo:margin-bottom="0in" loext:contextual-spacing="false"/>
    </style:style>
    <style:style style:name="P52" style:family="paragraph" style:parent-style-name="Text_20_body" style:list-style-name="L25">
      <style:paragraph-properties fo:margin-top="0in" fo:margin-bottom="0in" loext:contextual-spacing="false"/>
    </style:style>
    <style:style style:name="P53" style:family="paragraph" style:parent-style-name="Text_20_body" style:list-style-name="L26">
      <style:paragraph-properties fo:margin-top="0in" fo:margin-bottom="0in" loext:contextual-spacing="false"/>
    </style:style>
    <style:style style:name="P54" style:family="paragraph" style:parent-style-name="Table_20_Contents">
      <style:text-properties fo:font-size="2pt" style:font-size-asian="2pt" style:font-size-complex="2pt"/>
    </style:style>
    <style:style style:name="P55" style:family="paragraph" style:parent-style-name="Preformatted_20_Text" style:list-style-name="L23"/>
    <style:style style:name="P56" style:family="paragraph" style:parent-style-name="Preformatted_20_Text">
      <style:paragraph-properties fo:margin-top="0in" fo:margin-bottom="0.1965in" loext:contextual-spacing="false"/>
    </style:style>
    <style:style style:name="P57" style:family="paragraph" style:parent-style-name="Preformatted_20_Text" style:list-style-name="L23">
      <style:paragraph-properties fo:margin-top="0in" fo:margin-bottom="0.1965in" loext:contextual-spacing="false"/>
    </style:style>
    <style:style style:name="P58" style:family="paragraph" style:parent-style-name="Preformatted_20_Text">
      <style:paragraph-properties fo:margin-left="0.3937in" fo:margin-right="0in" fo:text-indent="0in" style:auto-text-indent="false"/>
    </style:style>
    <style:style style:name="P59" style:family="paragraph" style:parent-style-name="Preformatted_20_Text">
      <style:paragraph-properties fo:margin-left="0.3937in" fo:margin-right="0in" fo:margin-top="0in" fo:margin-bottom="0.1965in" loext:contextual-spacing="false" fo:text-indent="0in" style:auto-text-indent="false"/>
    </style:style>
    <style:style style:name="P60" style:family="paragraph" style:parent-style-name="Heading_20_2" style:master-page-name="HTML">
      <style:paragraph-properties style:page-number="auto"/>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2863328868" text:style-name="L1">
        <text:list-item>
          <text:p text:style-name="P28">Financial support </text:p>
        </text:list-item>
        <text:list-item>
          <text:p text:style-name="P28">Effective communication </text:p>
        </text:list-item>
        <text:list-item>
          <text:p text:style-name="P28">Team building </text:p>
        </text:list-item>
        <text:list-item>
          <text:p text:style-name="P1">Strategic planning </text:p>
        </text:list-item>
      </text:list>
      <text:h text:style-name="Heading_20_4" text:outline-level="4">Roadmap</text:h>
      <text:list xml:id="list3309496856" text:style-name="L2">
        <text:list-item>
          <text:p text:style-name="P29">Create a non-profit organization to manage and be responsible for the project </text:p>
        </text:list-item>
        <text:list-item>
          <text:p text:style-name="P29">Ensure that organization's financial stability (through sources such as an endowment and grants) </text:p>
        </text:list-item>
        <text:list-item>
          <text:p text:style-name="P2">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1746652882" text:style-name="L3">
        <text:list-item>
          <text:p text:style-name="P30">Self-contained: All information necessary for the full and complete use of the Information must also be EMFR-compliant. </text:p>
        </text:list-item>
        <text:list-item>
          <text:p text:style-name="P30">Redistributable: The Information must be legally redistributable. </text:p>
        </text:list-item>
        <text:list-item>
          <text:p text:style-name="P30">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0">Notice of terms: When used by Ember or when presented as EMFR-compliant, documentation of these requirements must be provided with all copies of the Information. </text:p>
        </text:list-item>
        <text:list-item>
          <text:p text:style-name="P30">Irrevocable: The restrictions on the Information that make it EMFR-compliant must be irrevocable, at least until it falls into the public domain by legal necessity. </text:p>
        </text:list-item>
        <text:list-item>
          <text:p text:style-name="P3">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1587327923" text:style-name="L4">
        <text:list-item>
          <text:p text:style-name="P31">Requiring non-misleading attribution: Attribution to the source of the Information must be required; if the Information is a derivative work, it must be made clear that it has been modified from the source information. </text:p>
        </text:list-item>
        <text:list-item>
          <text:p text:style-name="P31">Editable: It must be legal to modify the Information, and to redistribute both modified and/or unmodified copies of the Information. </text:p>
        </text:list-item>
        <text:list-item>
          <text:p text:style-name="P31">Mandatory publication: The Information must be promptly published and made widely available publicly at the cost of distribution or less. </text:p>
        </text:list-item>
        <text:list-item>
          <text:p text:style-name="P31">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1">Inherited: New information created using the Information must be EFR-compliant.<office:annotation><dc:date>2019-09-11T19:29:15.947117447</dc:date><text:p>Requiring only EMFR creation here allows the information to devolve into proprietary information.</text:p></office:annotation> </text:p>
        </text:list-item>
        <text:list-item>
          <text:p text:style-name="P31">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1">Notice of terms: Documentation of these requirements must be provided with all copies of the Information. </text:p>
        </text:list-item>
        <text:list-item>
          <text:p text:style-name="P31">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4">Irrevocable: The restrictions on the Information that make it EFR-compliant must be irrevocable, at least until it falls into the public domain by legal necessity.<office:annotation><dc:date>2019-09-11T19:29:15.947573054</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1833374561" text:style-name="L5">
        <text:list-item>
          <text:p text:style-name="P32">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2">Deconstructable: The design should be able to be disassembled and/or reassembled without any damage or loss to the materials used. </text:p>
        </text:list-item>
        <text:list-item>
          <text:p text:style-name="P32">Materials: All materials needed to build and use a design should be: </text:p>
          <text:list>
            <text:list-item>
              <text:p text:style-name="P32">readily available (not rare or geographically restricted) </text:p>
            </text:list-item>
            <text:list-item>
              <text:p text:style-name="P32">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2">all technologies needed for their sourcing, processing, and end-of-life processing must meet these requirements </text:p>
            </text:list-item>
            <text:list-item>
              <text:p text:style-name="P32">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2">Rugged: All item designs should be long-lasting (not disposable, able to function for many years), rugged, and able to function in adverse conditions. </text:p>
        </text:list-item>
        <text:list-item>
          <text:p text:style-name="P32">Safe: All designs should be safe to build, use, disassemble, and biodegrade. </text:p>
        </text:list-item>
        <text:list-item>
          <text:p text:style-name="P32">Reliable: All designs should work predictably and reliably. </text:p>
        </text:list-item>
        <text:list-item>
          <text:p text:style-name="P32">Libre: The designs should follow the principles needed to ensure they are freely usable, drafted here under "Licensing". </text:p>
          <text:list>
            <text:list-item>
              <text:p text:style-name="P32">Any external dependencies of the project should be libre, so they can be forked and maintained if necessary. </text:p>
            </text:list-item>
          </text:list>
        </text:list-item>
        <text:list-item>
          <text:p text:style-name="P5">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29:15.994767568</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29:16.292319772</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1350514501" text:style-name="L6">
        <text:list-item>
          <text:p text:style-name="P33">The end goal of this work is the development of a completed, stable software environment used for developing the project, consisting of: </text:p>
          <text:list>
            <text:list-item>
              <text:p text:style-name="P33">Specifications </text:p>
            </text:list-item>
            <text:list-item>
              <text:p text:style-name="P33">Information technology environment software implementation </text:p>
            </text:list-item>
            <text:list-item>
              <text:p text:style-name="P6">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29:16.303148634</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3322410726" text:style-name="L7">
        <text:list-item>
          <text:p text:style-name="P34">Develop, write, test, and document specifications </text:p>
          <text:list>
            <text:list-item>
              <text:p text:style-name="P34">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4">Continue development of support software </text:p>
        </text:list-item>
        <text:list-item>
          <text:p text:style-name="P34">Develop software for information technology environment (EITE) </text:p>
          <text:list>
            <text:list-item>
              <text:p text:style-name="P34">Provide and implement StageL inside EITE </text:p>
            </text:list-item>
            <text:list-item>
              <text:p text:style-name="P34">UI widgets </text:p>
            </text:list-item>
            <text:list-item>
              <text:p text:style-name="P34">Implement simple document editor in EITE </text:p>
            </text:list-item>
            <text:list-item>
              <text:p text:style-name="P34">Other EITE development tasks: networking, data storage and distribution, etc. </text:p>
            </text:list-item>
            <text:list-item>
              <text:p text:style-name="P34">Add C target to StageL </text:p>
            </text:list-item>
            <text:list-item>
              <text:p text:style-name="P34">Benchmark JavaScript implementation versus C→WebAssembly, out of curiosity. WASM would require clang in the toolchain, which wouldn't be ideal until clang can be run on non-WASM EITE, but anyway... </text:p>
            </text:list-item>
            <text:list-item>
              <text:p text:style-name="P34">Support WebAssembly in EITE </text:p>
            </text:list-item>
            <text:list-item>
              <text:p text:style-name="P34">Get text rendering and raster output implemented in EITE </text:p>
            </text:list-item>
            <text:list-item>
              <text:p text:style-name="P34">Complex text rendering support </text:p>
            </text:list-item>
            <text:list-item>
              <text:p text:style-name="P7">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29:16.303976556</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4128143803" text:style-name="L8">
        <text:list-item>
          <text:p text:style-name="P35">Development principles, describing the process to use for creating the computing environment </text:p>
        </text:list-item>
        <text:list-item>
          <text:p text:style-name="P35">Data format and its representations </text:p>
          <text:list>
            <text:list-item>
              <text:p text:style-name="P35">Specification </text:p>
            </text:list-item>
            <text:list-item>
              <text:p text:style-name="P35">Reference implementation </text:p>
            </text:list-item>
          </text:list>
        </text:list-item>
        <text:list-item>
          <text:p text:style-name="P35">Data storage system and infrastructure: mechanism for storing append-only set of records, each comprising a unique ID paired with a node document </text:p>
        </text:list-item>
        <text:list-item>
          <text:p text:style-name="P35">Software system, including: </text:p>
          <text:list>
            <text:list-item>
              <text:p text:style-name="P35">Client component </text:p>
            </text:list-item>
            <text:list-item>
              <text:p text:style-name="P35">Server components, including: </text:p>
              <text:list>
                <text:list-item>
                  <text:p text:style-name="P35">Public-facing API </text:p>
                </text:list-item>
                <text:list-item>
                  <text:p text:style-name="P35">Search engine </text:p>
                </text:list-item>
                <text:list-item>
                  <text:p text:style-name="P8">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2126972576" text:style-name="L9">
        <text:list-item>
          <text:p text:style-name="P36">Proposing, prototyping, and developing a new form of computerized information technology system </text:p>
        </text:list-item>
        <text:list-item>
          <text:p text:style-name="P36">Basing that system on the potential of such systems, rather than mimicing the roles and restrictions of analog media </text:p>
        </text:list-item>
        <text:list-item>
          <text:p text:style-name="P9">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541892326" text:style-name="L10">
        <text:list-item>
          <text:p text:style-name="P37">Treating all media as sequences of units analogous to characters in text </text:p>
        </text:list-item>
        <text:list-item>
          <text:p text:style-name="P37"><text:soft-page-break/>Allowing all types of media to coexist in a document, and avoiding restrictions on what can go where in a document </text:p>
        </text:list-item>
        <text:list-item>
          <text:p text:style-name="P10">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1555527416" text:style-name="L11">
        <text:list-item>
          <text:p text:style-name="P38">It can allow people to configure how they want to see information (such as ensuring the text size is always large enough). </text:p>
        </text:list-item>
        <text:list-item>
          <text:p text:style-name="P38">It can allow people to configure what information they want to be given (for instance, filtering out documents that have not been screened for being dangerous to people with photosensitive epilepsy). </text:p>
        </text:list-item>
        <text:list-item>
          <text:p text:style-name="P38">It ensures all knowledge in the system is preserved for future history. </text:p>
        </text:list-item>
        <text:list-item>
          <text:p text:style-name="P38">It can allow people to keep their information private, rather than having it slurped up for advertising. </text:p>
        </text:list-item>
        <text:list-item>
          <text:p text:style-name="P11">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4177652087" text:style-name="L12">
        <text:list-item>
          <text:p text:style-name="P39"><office:annotation><dc:date>2019-09-11T19:29:16.305811988</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39">Make sure that all tests pass when releasing changes to the software. </text:p>
        </text:list-item>
        <text:list-item>
          <text:p text:style-name="P12">Thorough automated unit tests should be provided and kept passing. </text:p>
        </text:list-item>
      </text:list>
      <text:p text:style-name="Text_20_body">Prerequisites for code to be added to the repository </text:p>
      <text:list xml:id="list1644030987" text:style-name="L13">
        <text:list-item>
          <text:p text:style-name="P40">Code must be readable and documented. </text:p>
        </text:list-item>
        <text:list-item>
          <text:p text:style-name="P40">Code must not cause or have failing tests. </text:p>
        </text:list-item>
        <text:list-item>
          <text:p text:style-name="P40">Code should include thorough automatic test coverage. </text:p>
        </text:list-item>
        <text:list-item>
          <text:p text:style-name="P13">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1701921508" text:style-name="L14">
        <text:list-item>
          <text:p text:style-name="P41">Potential for data loss </text:p>
        </text:list-item>
        <text:list-item>
          <text:p text:style-name="P41">Security vulnerabilities </text:p>
        </text:list-item>
        <text:list-item>
          <text:p text:style-name="P41">Functional regressions </text:p>
        </text:list-item>
        <text:list-item>
          <text:p text:style-name="P41">Incorrect results </text:p>
        </text:list-item>
        <text:list-item>
          <text:p text:style-name="P41">Crashes, lack of accessibility/internationalization, and similar critical usability issues </text:p>
        </text:list-item>
        <text:list-item>
          <text:p text:style-name="P41">Slow code with a significant impact on usability </text:p>
        </text:list-item>
        <text:list-item>
          <text:p text:style-name="P41">Aesthetic regressions </text:p>
        </text:list-item>
        <text:list-item>
          <text:p text:style-name="P41">Minor usability issues </text:p>
        </text:list-item>
        <text:list-item>
          <text:p text:style-name="P41">Slow code with a moderate impact on usability </text:p>
        </text:list-item>
        <text:list-item>
          <text:p text:style-name="P14">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947781912" text:style-name="L15">
        <text:list-item>
          <text:p text:style-name="P42">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5">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6"><text:s text:c="30"/>⎣ etc.) <text:s text:c="21"/>⎦</text:p>
      <text:h text:style-name="Heading_20_6" text:outline-level="6"><text:soft-page-break/>Data formats</text:h>
      <text:p text:style-name="Text_20_body"><office:annotation><dc:date>2019-09-11T19:29:16.316651659</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29:16.316749405</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145679404" text:style-name="L16">
        <text:list-item>
          <text:p text:style-name="P43">List entries beginning with "&gt;" are cross-references to related Dcs. List entries beginning with "&lt;" are decompositions. </text:p>
        </text:list-item>
        <text:list-item>
          <text:p text:style-name="P43">List entries beginning with "(" indicate the syntax (parameter type signatures) for EITE Language routines. </text:p>
        </text:list-item>
        <text:list-item>
          <text:p text:style-name="P43">List entries beginning with ":" indicate the required syntax for the given Dc, using a form similar to regular expressions: </text:p>
          <text:list>
            <text:list-item>
              <text:p text:style-name="P43">a bracketed list of Dcs [] indicate a set of possible Dcs </text:p>
            </text:list-item>
            <text:list-item>
              <text:p text:style-name="P43">a bracketed list of Dcs with a ^ at the beginning indicates an inversion of the set </text:p>
            </text:list-item>
            <text:list-item>
              <text:p text:style-name="P43">+ indicates 1 or more of the preceding item </text:p>
            </text:list-item>
            <text:list-item>
              <text:p text:style-name="P43">a Dc ID in brackets with a colon before the closing brackets indicates any syntactically correct sequence of Dcs beginning with the enclosed Dc ID </text:p>
            </text:list-item>
            <text:list-item>
              <text:p text:style-name="P16">"~"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29:16.317702949</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6"><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6"><text:span text:style-name="Source_20_Text"><text:s text:c="4"/>Hello, World!</text:span></text:p>
      <text:p text:style-name="Text_20_body">or more idiomatically (but not the exact equivalent of the others in terms of the Dcs used),</text:p>
      <text:p text:style-name="P56"><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6"><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6"><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6"><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6"><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6"><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29:16.318690343</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29:16.318779064</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8"><text:span text:style-name="Source_20_Text">bazbaz</text:span></text:p>
      <text:p text:style-name="P58"><text:span text:style-name="Source_20_Text">6qux6</text:span></text:p>
      <text:p text:style-name="P59"><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29:16.319022082</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29:16.319189103</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19:29:16.322059552</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3232035721" text:style-name="L17">
        <text:list-item>
          <text:p text:style-name="P44">What tasks do you frequently use information technology (IT) systems to complete? A few examples of information technology systems, for purposes of this question, are computers, telephones, portable music players, and fax machines. </text:p>
        </text:list-item>
        <text:list-item>
          <text:p text:style-name="P44">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4">Also, when using information technology systems, are there any other challenges that you face? </text:p>
        </text:list-item>
        <text:list-item>
          <text:p text:style-name="P44">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4">For the next two questions, imagine an IT system that gives you information about current circumstances — your name, where you are, the date and year, and recent news and messages. </text:p>
          <text:list>
            <text:list-item>
              <text:p text:style-name="P44">Would that help you feel grounded in the present and more easily able to complete the tasks you are there to work on? </text:p>
            </text:list-item>
            <text:list-item>
              <text:p text:style-name="P44">If you or someone you know has trouble remembering that sort of state information, for instance due to Alzheimer’s disease or dementia, do you think this would be helpful in dealing with that? </text:p>
            </text:list-item>
          </text:list>
        </text:list-item>
        <text:list-item>
          <text:p text:style-name="P44">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4">Would you find such a system helpful? </text:p>
            </text:list-item>
            <text:list-item>
              <text:p text:style-name="P17">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3588546560" text:style-name="L18">
        <text:list-item>
          <text:p text:style-name="P45">Computer: Researching music repertoire and performance techniques for my work; learning repertoire; listening to music for work. Telephone: Business and personal contacts. </text:p>
        </text:list-item>
        <text:list-item>
          <text:p text:style-name="P45">No problems except for not always understanding the technology in a complete way and so not always being able to solve problems on my own. </text:p>
        </text:list-item>
        <text:list-item>
          <text:p text:style-name="P45">Financial restrictions in not having all the ideal components for a virtual pipe organ. Also, sometimes information not fitting on a screen correctly, or otherwise not working as it should. </text:p>
        </text:list-item>
        <text:list-item>
          <text:p text:style-name="P45">I don’t have so many projects going at once that I cant keep track of them. </text:p>
          <text:list>
            <text:list-item>
              <text:p text:style-name="P45">Perhaps if I had a condition like Alzheimer's disease, but otherwise, no. Recent news would be a distraction unless that was my field of work. </text:p>
            </text:list-item>
            <text:list-item>
              <text:p text:style-name="P45">Yes, it could be helpful. I believe. </text:p>
            </text:list-item>
            <text:list-item>
              <text:p text:style-name="P45">Yes, that could be helpful. It would prevent the need to make two (or possibly more) separate communications, in some cases. </text:p>
            </text:list-item>
            <text:list-item>
              <text:p text:style-name="P18"><text:soft-page-break/>Trying to share a photo with commentary attached or a musical composition with my questions attached and also to get a critique. </text:p>
            </text:list-item>
          </text:list>
        </text:list-item>
      </text:list>
      <text:p text:style-name="Text_20_body">Interviewee 2 </text:p>
      <text:list xml:id="list1698483615" text:style-name="L19">
        <text:list-item>
          <text:p text:style-name="P46">I use IT systems for many tasks: </text:p>
          <text:list>
            <text:list-item>
              <text:p text:style-name="P46">Music writing and recording </text:p>
            </text:list-item>
            <text:list-item>
              <text:p text:style-name="P46">Music listening </text:p>
            </text:list-item>
            <text:list-item>
              <text:p text:style-name="P46">Video watching </text:p>
            </text:list-item>
            <text:list-item>
              <text:p text:style-name="P46">Reading books </text:p>
            </text:list-item>
            <text:list-item>
              <text:p text:style-name="P46">Reading news </text:p>
            </text:list-item>
            <text:list-item>
              <text:p text:style-name="P46">Checking the weather </text:p>
            </text:list-item>
            <text:list-item>
              <text:p text:style-name="P46">Studying Spanish </text:p>
            </text:list-item>
            <text:list-item>
              <text:p text:style-name="P46">Looking up words in English and other languages </text:p>
            </text:list-item>
            <text:list-item>
              <text:p text:style-name="P46">Finding synonyms </text:p>
            </text:list-item>
            <text:list-item>
              <text:p text:style-name="P46">Making phone calls </text:p>
            </text:list-item>
            <text:list-item>
              <text:p text:style-name="P46">Texting </text:p>
            </text:list-item>
            <text:list-item>
              <text:p text:style-name="P46">Video chatting </text:p>
            </text:list-item>
            <text:list-item>
              <text:p text:style-name="P46">Keeping my appointments straight </text:p>
            </text:list-item>
            <text:list-item>
              <text:p text:style-name="P46">As an alarm clock </text:p>
            </text:list-item>
            <text:list-item>
              <text:p text:style-name="P46">As a timer </text:p>
            </text:list-item>
            <text:list-item>
              <text:p text:style-name="P46">As a stopwatch </text:p>
            </text:list-item>
            <text:list-item>
              <text:p text:style-name="P46">Tuning my guitar </text:p>
            </text:list-item>
            <text:list-item>
              <text:p text:style-name="P46">Finding information about people and businesses </text:p>
            </text:list-item>
            <text:list-item>
              <text:p text:style-name="P46">To guide my travels via GPS </text:p>
            </text:list-item>
            <text:list-item>
              <text:p text:style-name="P46">Emailing </text:p>
            </text:list-item>
            <text:list-item>
              <text:p text:style-name="P46">Research of products and subjects of interest </text:p>
            </text:list-item>
            <text:list-item>
              <text:p text:style-name="P46">Backing up information </text:p>
            </text:list-item>
            <text:list-item>
              <text:p text:style-name="P46">Storing photos </text:p>
            </text:list-item>
            <text:list-item>
              <text:p text:style-name="P46">Digitizing music and photographic slides </text:p>
            </text:list-item>
            <text:list-item>
              <text:p text:style-name="P46">Scanning books and other documents </text:p>
            </text:list-item>
            <text:list-item>
              <text:p text:style-name="P46">Finding, creating, and sharing recipes </text:p>
            </text:list-item>
            <text:list-item>
              <text:p text:style-name="P46">Journaling </text:p>
            </text:list-item>
            <text:list-item>
              <text:p text:style-name="P46">Making and publishing videos </text:p>
            </text:list-item>
            <text:list-item>
              <text:p text:style-name="P46">Publishing digital music </text:p>
            </text:list-item>
            <text:list-item>
              <text:p text:style-name="P46">Taking photos </text:p>
            </text:list-item>
            <text:list-item>
              <text:p text:style-name="P46">Opening the garage door </text:p>
            </text:list-item>
            <text:list-item>
              <text:p text:style-name="P46">Making shopping lists </text:p>
            </text:list-item>
            <text:list-item>
              <text:p text:style-name="P46">As a metronome </text:p>
            </text:list-item>
            <text:list-item>
              <text:p text:style-name="P46">To create editable documents using OCR </text:p>
            </text:list-item>
            <text:list-item>
              <text:p text:style-name="P46">To measure the level of sound </text:p>
            </text:list-item>
            <text:list-item>
              <text:p text:style-name="P46">To create animation </text:p>
            </text:list-item>
            <text:list-item>
              <text:p text:style-name="P46">To practice piano </text:p>
            </text:list-item>
            <text:list-item>
              <text:p text:style-name="P46">To recreate orchestras </text:p>
            </text:list-item>
            <text:list-item>
              <text:p text:style-name="P46">To alter photos </text:p>
            </text:list-item>
          </text:list>
        </text:list-item>
        <text:list-item>
          <text:p text:style-name="P46">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6">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6">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6">I have such an IT system. I can ask Siri for any of that information. </text:p>
            </text:list-item>
            <text:list-item>
              <text:p text:style-name="P46">I think it could be helpful, especially if someone was still in the work force, or if they still were striving to meet the challenges of living alone, or of helping to care for others. </text:p>
            </text:list-item>
            <text:list-item>
              <text:p text:style-name="P46">I think it would be brilliant. Helpful? Absolutely. </text:p>
            </text:list-item>
            <text:list-item>
              <text:p text:style-name="P19">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4104049245" text:style-name="L20">
        <text:list-item>
          <text:p text:style-name="P47">[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7">[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7">[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7">[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7">[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7">[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7">[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7">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7">Diffie, Whitfield, and Martin Hellman. “New directions in cryptography”, in IEEE Transactions on Information Theory (Vol. 22, issue 6, Nov. 1976, pp. 644–654). DOI: 10.1109/TIT.1976.1055638 </text:p>
        </text:list-item>
        <text:list-item>
          <text:p text:style-name="P47">Git manual, section 10.4: “Git Internals - Packfiles” </text:p>
        </text:list-item>
        <text:list-item>
          <text:p text:style-name="P47">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7">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7">Singh, Simon. The Code Book. ISBN: 9780385730624 </text:p>
        </text:list-item>
        <text:list-item>
          <text:p text:style-name="P20">Wikipedia. “Mobile ad hoc network”; “Martin Hellman”; “Mesh network”; “Network topology”; “Public-key cryptography”; “Wireless ad hoc network” </text:p>
        </text:list-item>
      </text:list>
      <text:p text:style-name="Text_20_body">Photograph credits and licensing </text:p>
      <text:list xml:id="list1283906923" text:style-name="L21">
        <text:list-item>
          <text:p text:style-name="P48">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1">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7">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54"/>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29:16.337588916</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3431140647" text:style-name="L22">
        <text:list-item>
          <text:p text:style-name="P49">Imperative language. Trivial to implement, learn, and read; extremely portable. </text:p>
        </text:list-item>
        <text:list-item>
          <text:p text:style-name="P49">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49">Implemented as a transpiler that accepts a file as input and produces a file in the target language as output. </text:p>
        </text:list-item>
        <text:list-item>
          <text:p text:style-name="P49">Have an implementation of itself using itself, to provide testing and portability of the language. </text:p>
        </text:list-item>
        <text:list-item>
          <text:p text:style-name="P49">Have an implementation in Bash. </text:p>
        </text:list-item>
        <text:list-item>
          <text:p text:style-name="P49">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49">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49">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49">Output files should retain the structure and comments of the input files, thereby retaining readability as far as the target language permits. </text:p>
        </text:list-item>
        <text:list-item>
          <text:p text:style-name="P22">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54637362" text:style-name="L23">
        <text:list-item>
          <text:p text:style-name="P50">Whitespace is (usually) significant. There isn't a 1:1 correspondence between valid source files and the parsed code, though, I don't think. Indentation must be with 4 spaces. </text:p>
        </text:list-item>
        <text:list-item>
          <text:p text:style-name="P50">Unexpected byte values in code files aren't allowed and should cause the parser to die; strings or comments containing byte values other than printable ASCII are an error. </text:p>
        </text:list-item>
        <text:list-item>
          <text:p text:style-name="P50">The value of a variable before it has been set in a given block is undefined; don't access it until it has been set (and don't rely on variable hoisting). That's an error, but there isn't anything in place to detect it. </text:p>
        </text:list-item>
        <text:list-item>
          <text:p text:style-name="P50">Argument lists can contain references to any type. </text:p>
        </text:list-item>
        <text:list-item>
          <text:p text:style-name="P50">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0">Routine parameter types can be generic, string, number, bool, or array. Void is not an allowed parameter type (although I'm not sure what that would actually mean). </text:p>
        </text:list-item>
        <text:list-item>
          <text:p text:style-name="P50">Routine return types can be string, number, bool, array, or void. Generic return type is not allowed, separate routines for each return type desired must be used instead. </text:p>
        </text:list-item>
        <text:list-item>
          <text:p text:style-name="P50">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0">Some commands (e.g. new, return) can't handle routines in argument lists; this <text:span text:style-name="Strong_20_Emphasis">should</text:span> die with an error, but no promises. </text:p>
        </text:list-item>
        <text:list-item>
          <text:p text:style-name="P50">Referencing or assigning to a variable that has not been assigned is an error, but there isn't anything in place to detect it. </text:p>
        </text:list-item>
        <text:list-item>
          <text:p text:style-name="P23">Code like:</text:p>
          <text:p text:style-name="P55"><text:span text:style-name="Source_20_Text">r/s/fbSwitcher n/num</text:span></text:p>
          <text:p text:style-name="P55"><text:span text:style-name="Source_20_Text"><text:s text:c="4"/>if eq 0 mod n/num 15</text:span></text:p>
          <text:p text:style-name="P57"><text:span text:style-name="Source_20_Text"><text:s text:c="8"/>return 'Buzz'</text:span></text:p>
          <text:p text:style-name="P50">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0">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0">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0">Array literals can (probably) only be used with the <text:span text:style-name="Source_20_Text">set</text:span> command. For other things, make a temp value, assign the array literal to it, and then use the temp value in its place. </text:p>
        </text:list-item>
        <text:list-item>
          <text:p text:style-name="P50">Whitespace requirements apply to lines where the entire line is a comment, too. </text:p>
        </text:list-item>
        <text:list-item>
          <text:p text:style-name="P50">Comments have to be on their own lines. </text:p>
        </text:list-item>
        <text:list-item>
          <text:p text:style-name="P23">What's wrong with this code? </text:p>
          <text:p text:style-name="P55"><text:span text:style-name="Source_20_Text"><text:s text:c="4"/>while lt 8 len an/res</text:span></text:p>
          <text:p text:style-name="P55"><text:span text:style-name="Source_20_Text"><text:s text:c="16"/>set an/res push [ 0 ] an/res</text:span></text:p>
          <text:p text:style-name="P57"><text:span text:style-name="Source_20_Text"><text:s text:c="8"/></text:span></text:p>
          <text:p text:style-name="P50">The array bracket type doesn't match the content type: [ is for strings, while ( is for numbers. </text:p>
        </text:list-item>
        <text:list-item>
          <text:p text:style-name="P57"><text:span text:style-name="Source_20_Text">set an/remainderArr anSubset an/in -5 -1 # last 4 characters</text:span></text:p>
          <text:p text:style-name="P50">breaks; the comment needs to be on a separate line. </text:p>
        </text:list-item>
        <text:list-item>
          <text:p text:style-name="P23">Code like </text:p>
          <text:p text:style-name="P57"><text:span text:style-name="Source_20_Text">set as/data append as/data [ s/key s/val ]</text:span></text:p>
          <text:p text:style-name="P50">is an error: array literals can't contain variables in their definitions. </text:p>
        </text:list-item>
        <text:list-item>
          <text:p text:style-name="P23">Perhaps test conditions should have to be on the same line as the test keyword. For example, </text:p>
          <text:p text:style-name="P55"><text:span text:style-name="Source_20_Text">if</text:span></text:p>
          <text:p text:style-name="P57"><text:span text:style-name="Source_20_Text"><text:s text:c="4"/>lt n/a 0</text:span></text:p>
          <text:p text:style-name="P50">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3"><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6"><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8"><text:span text:style-name="Source_20_Text">new as/temp</text:span></text:p>
      <text:p text:style-name="P58"><text:span text:style-name="Source_20_Text">set as/temp [ 'd' 'b' 'l' 'c' 'b' 'a' ]</text:span></text:p>
      <text:p text:style-name="P58"><text:span text:style-name="Source_20_Text">new n/c</text:span></text:p>
      <text:p text:style-name="P58"><text:span text:style-name="Source_20_Text">as/temp { n/i s/elem</text:span></text:p>
      <text:p text:style-name="P59"><text:span text:style-name="Source_20_Text"><text:s text:c="4"/>set n/c inc n/c</text:span></text:p>
      <text:p text:style-name="P61">. This is shorthand for: </text:p>
      <text:p text:style-name="P58"><text:span text:style-name="Source_20_Text">new as/temp</text:span></text:p>
      <text:p text:style-name="P58"><text:span text:style-name="Source_20_Text">set as/temp [ 'd' 'b' 'l' 'c' 'b' 'a' ]</text:span></text:p>
      <text:p text:style-name="P58"><text:span text:style-name="Source_20_Text">new n/c</text:span></text:p>
      <text:p text:style-name="P58"><text:span text:style-name="Source_20_Text">new n/i</text:span></text:p>
      <text:p text:style-name="P58"><text:span text:style-name="Source_20_Text">new s/elem</text:span></text:p>
      <text:p text:style-name="P58"><text:span text:style-name="Source_20_Text">while lt n/i count as/temp</text:span></text:p>
      <text:p text:style-name="P58"><text:soft-page-break/><text:span text:style-name="Source_20_Text"><text:s text:c="4"/>set s/elem get as/temp n/i</text:span></text:p>
      <text:p text:style-name="P58"><text:span text:style-name="Source_20_Text"><text:s text:c="4"/>set n/i inc n/i</text:span></text:p>
      <text:p text:style-name="P59"><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1553631902" text:style-name="L24">
        <text:list-item>
          <text:p text:style-name="P51">Getting a summary of everything going on (start / home screen kind of thing): Customizable. For example, could contain: </text:p>
          <text:list>
            <text:list-item>
              <text:p text:style-name="P51">A brief reminder of who/where/when/etc. I am </text:p>
            </text:list-item>
            <text:list-item>
              <text:p text:style-name="P51">What I have to do today (schedule, tasks, etc.) </text:p>
            </text:list-item>
            <text:list-item>
              <text:p text:style-name="P51">Important news (<text:span text:style-name="Emphasis">e.g.</text:span> emergencies, etc.) </text:p>
            </text:list-item>
            <text:list-item>
              <text:p text:style-name="P51">A search box </text:p>
            </text:list-item>
            <text:list-item>
              <text:p text:style-name="P51">A way to easily create a journal entry, blog/microblog post, social networking status update, etc. </text:p>
            </text:list-item>
            <text:list-item>
              <text:p text:style-name="P51">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1">A way to easily compose an IM / email / etc. or place a voice/videocall </text:p>
            </text:list-item>
            <text:list-item>
              <text:p text:style-name="P51">Messages from others (emails, IMs, voice/videomails, etc.) </text:p>
            </text:list-item>
            <text:list-item>
              <text:p text:style-name="P51">Other guided information resources (see below) </text:p>
            </text:list-item>
            <text:list-item>
              <text:p text:style-name="P51">A hierarchy of things to browse through (web-portal style) </text:p>
            </text:list-item>
            <text:list-item>
              <text:p text:style-name="P51">… </text:p>
            </text:list-item>
          </text:list>
        </text:list-item>
        <text:list-item>
          <text:p text:style-name="P51">Media consumption and browsing </text:p>
          <text:list>
            <text:list-item>
              <text:p text:style-name="P51">Reading and interacting with documents/apps </text:p>
            </text:list-item>
            <text:list-item>
              <text:p text:style-name="P51">Browsing a Web site </text:p>
            </text:list-item>
            <text:list-item>
              <text:p text:style-name="P51">Browsing through EITE nodes and other structured datasets/databases </text:p>
            </text:list-item>
            <text:list-item>
              <text:p text:style-name="P51">Movies </text:p>
            </text:list-item>
            <text:list-item>
              <text:p text:style-name="P51">Feature films </text:p>
            </text:list-item>
            <text:list-item>
              <text:p text:style-name="P51">Video series </text:p>
            </text:list-item>
            <text:list-item>
              <text:p text:style-name="P51">Online streaming home video (YouTube, etc.) </text:p>
            </text:list-item>
            <text:list-item>
              <text:p text:style-name="P51">… </text:p>
            </text:list-item>
            <text:list-item>
              <text:p text:style-name="P51">Music </text:p>
            </text:list-item>
            <text:list-item>
              <text:p text:style-name="P51">Albums </text:p>
            </text:list-item>
            <text:list-item>
              <text:p text:style-name="P51">Individual tracks </text:p>
            </text:list-item>
            <text:list-item>
              <text:p text:style-name="P51">Music videos </text:p>
            </text:list-item>
            <text:list-item>
              <text:p text:style-name="P51">Artist/album/tag/etc. radio </text:p>
            </text:list-item>
            <text:list-item>
              <text:p text:style-name="P51">Playlists, including shared playlists </text:p>
            </text:list-item>
            <text:list-item>
              <text:p text:style-name="P51">Scores </text:p>
            </text:list-item>
            <text:list-item>
              <text:p text:style-name="P51">… </text:p>
            </text:list-item>
            <text:list-item>
              <text:p text:style-name="P51">Games </text:p>
            </text:list-item>
            <text:list-item>
              <text:p text:style-name="P51">Interactive fiction, MUDs, MOOs, MMOs, puzzles, board game simulations, many other types of games … </text:p>
            </text:list-item>
            <text:list-item>
              <text:p text:style-name="P51">Ebooks </text:p>
            </text:list-item>
            <text:list-item>
              <text:p text:style-name="P51">Poetry </text:p>
            </text:list-item>
            <text:list-item>
              <text:p text:style-name="P51">Quotations </text:p>
            </text:list-item>
            <text:list-item>
              <text:p text:style-name="P51">Essays </text:p>
            </text:list-item>
            <text:list-item>
              <text:p text:style-name="P51">News </text:p>
            </text:list-item>
            <text:list-item>
              <text:p text:style-name="P51">Comics </text:p>
            </text:list-item>
            <text:list-item>
              <text:p text:style-name="P51">Manga </text:p>
            </text:list-item>
            <text:list-item>
              <text:p text:style-name="P51">Blogs &amp; RSS feeds </text:p>
            </text:list-item>
            <text:list-item>
              <text:p text:style-name="P51">Consuming realtime media (television, radio, livestreams, …) </text:p>
            </text:list-item>
            <text:list-item>
              <text:p text:style-name="P51">… </text:p>
            </text:list-item>
          </text:list>
        </text:list-item>
        <text:list-item>
          <text:p text:style-name="P51">Document creation and sharing </text:p>
          <text:list>
            <text:list-item>
              <text:p text:style-name="P51">Writing a paper </text:p>
            </text:list-item>
            <text:list-item>
              <text:p text:style-name="P51">Collaborative document editing / creation </text:p>
            </text:list-item>
            <text:list-item>
              <text:p text:style-name="P51">Composing a score </text:p>
            </text:list-item>
            <text:list-item>
              <text:p text:style-name="P51">Writing a book </text:p>
            </text:list-item>
            <text:list-item>
              <text:p text:style-name="P51">Creating a movie </text:p>
            </text:list-item>
            <text:list-item>
              <text:p text:style-name="P51">Creating a storyboard for a movie </text:p>
            </text:list-item>
            <text:list-item>
              <text:p text:style-name="P51">Writing a script </text:p>
            </text:list-item>
            <text:list-item>
              <text:p text:style-name="P51">Editing a photograph </text:p>
            </text:list-item>
            <text:list-item>
              <text:p text:style-name="P51">Creating animation </text:p>
            </text:list-item>
            <text:list-item>
              <text:p text:style-name="P51">Notes to one's self (sticky notes style) </text:p>
            </text:list-item>
            <text:list-item>
              <text:p text:style-name="P51">More thorough journal-y notes to one's self (including jotting down / recording / playing in musical ideas, etc.) </text:p>
            </text:list-item>
            <text:list-item>
              <text:p text:style-name="P51"><text:soft-page-break/>3D modeling and rendering </text:p>
            </text:list-item>
            <text:list-item>
              <text:p text:style-name="P51">CAD </text:p>
            </text:list-item>
            <text:list-item>
              <text:p text:style-name="P51">Diagramming </text:p>
            </text:list-item>
            <text:list-item>
              <text:p text:style-name="P51">Creating a database </text:p>
            </text:list-item>
            <text:list-item>
              <text:p text:style-name="P51">Mind mapping </text:p>
            </text:list-item>
            <text:list-item>
              <text:p text:style-name="P51">Recording and producing a song </text:p>
            </text:list-item>
            <text:list-item>
              <text:p text:style-name="P51">Diagramming structures in multiple dimensions </text:p>
            </text:list-item>
            <text:list-item>
              <text:p text:style-name="P51">Developing apps </text:p>
            </text:list-item>
            <text:list-item>
              <text:p text:style-name="P51">Designing a typeface </text:p>
            </text:list-item>
            <text:list-item>
              <text:p text:style-name="P51">Working with GIS data </text:p>
            </text:list-item>
            <text:list-item>
              <text:p text:style-name="P51">Recording a photograph or a video using a webcam, scanner, camera, … </text:p>
            </text:list-item>
            <text:list-item>
              <text:p text:style-name="P51">Recording audio using a microphone </text:p>
            </text:list-item>
            <text:list-item>
              <text:p text:style-name="P51">Working with geometric figures </text:p>
            </text:list-item>
            <text:list-item>
              <text:p text:style-name="P51">Recording music from a USB/MIDI instrument </text:p>
            </text:list-item>
            <text:list-item>
              <text:p text:style-name="P51">Blogging and microblogging </text:p>
            </text:list-item>
            <text:list-item>
              <text:p text:style-name="P51">Working with legal documents </text:p>
            </text:list-item>
            <text:list-item>
              <text:p text:style-name="P51">… </text:p>
            </text:list-item>
          </text:list>
        </text:list-item>
        <text:list-item>
          <text:p text:style-name="P51">Working with structured information (this is mostly also document creation / management) </text:p>
          <text:list>
            <text:list-item>
              <text:p text:style-name="P51">Managing a genealogy using Ember records </text:p>
            </text:list-item>
            <text:list-item>
              <text:p text:style-name="P51">Managing a calendar / schedule </text:p>
            </text:list-item>
            <text:list-item>
              <text:p text:style-name="P51">Managing a to-do list </text:p>
            </text:list-item>
            <text:list-item>
              <text:p text:style-name="P51">Managing a contacts directory </text:p>
            </text:list-item>
            <text:list-item>
              <text:p text:style-name="P51">Working with scientific data </text:p>
            </text:list-item>
            <text:list-item>
              <text:p text:style-name="P51">Maintaining a retail environment (online or physical) </text:p>
            </text:list-item>
            <text:list-item>
              <text:p text:style-name="P51">Managing recipes </text:p>
            </text:list-item>
            <text:list-item>
              <text:p text:style-name="P51">Managing a reading list </text:p>
            </text:list-item>
            <text:list-item>
              <text:p text:style-name="P51">Journaling </text:p>
            </text:list-item>
            <text:list-item>
              <text:p text:style-name="P51">Managing a bibliography </text:p>
            </text:list-item>
            <text:list-item>
              <text:p text:style-name="P51">Fantasy sports </text:p>
            </text:list-item>
            <text:list-item>
              <text:p text:style-name="P51">Managing and using bookmarks </text:p>
            </text:list-item>
            <text:list-item>
              <text:p text:style-name="P51">Managing financial information </text:p>
            </text:list-item>
            <text:list-item>
              <text:p text:style-name="P51">Managing personal notes, documents, projects, photographs, videos, etc. </text:p>
            </text:list-item>
            <text:list-item>
              <text:p text:style-name="P51">Managing a class </text:p>
            </text:list-item>
            <text:list-item>
              <text:p text:style-name="P51">Participating in a class </text:p>
            </text:list-item>
            <text:list-item>
              <text:p text:style-name="P51">… </text:p>
            </text:list-item>
          </text:list>
        </text:list-item>
        <text:list-item>
          <text:p text:style-name="P51">Using resources/tools </text:p>
          <text:list>
            <text:list-item>
              <text:p text:style-name="P51">Dictionary </text:p>
            </text:list-item>
            <text:list-item>
              <text:p text:style-name="P51">Thesaurus </text:p>
            </text:list-item>
            <text:list-item>
              <text:p text:style-name="P51">Chemical elements chart and data </text:p>
            </text:list-item>
            <text:list-item>
              <text:p text:style-name="P51">Maps, travel directions, and sky charts </text:p>
            </text:list-item>
            <text:list-item>
              <text:p text:style-name="P51">Calculator </text:p>
            </text:list-item>
            <text:list-item>
              <text:p text:style-name="P51">Using the computer as a flashlight </text:p>
            </text:list-item>
            <text:list-item>
              <text:p text:style-name="P51">Field guides / identification keys </text:p>
            </text:list-item>
            <text:list-item>
              <text:p text:style-name="P51">Instructions and how-to information </text:p>
            </text:list-item>
            <text:list-item>
              <text:p text:style-name="P51">Lessons on things </text:p>
            </text:list-item>
            <text:list-item>
              <text:p text:style-name="P51">Typing lessons </text:p>
            </text:list-item>
            <text:list-item>
              <text:p text:style-name="P51">Language learning lessons </text:p>
            </text:list-item>
            <text:list-item>
              <text:p text:style-name="P51">Musical instrument lessons </text:p>
            </text:list-item>
            <text:list-item>
              <text:p text:style-name="P51">Tutorials on using software </text:p>
            </text:list-item>
            <text:list-item>
              <text:p text:style-name="P51">… </text:p>
            </text:list-item>
            <text:list-item>
              <text:p text:style-name="P51">Support using EITE &amp; Ember </text:p>
            </text:list-item>
            <text:list-item>
              <text:p text:style-name="P51">Nutrition information </text:p>
            </text:list-item>
            <text:list-item>
              <text:p text:style-name="P51">Support in other aspects of life (<text:span text:style-name="Emphasis">e.g.</text:span> help with trouble fishing, personal motivation, nutrition, depression, etc.) </text:p>
            </text:list-item>
            <text:list-item>
              <text:p text:style-name="P51">… </text:p>
            </text:list-item>
          </text:list>
        </text:list-item>
        <text:list-item>
          <text:p text:style-name="P51">Management </text:p>
          <text:list>
            <text:list-item>
              <text:p text:style-name="P51">Database creation and administration (this is really “Document creation”, but also listed here) </text:p>
            </text:list-item>
            <text:list-item>
              <text:p text:style-name="P51">Network administration </text:p>
            </text:list-item>
            <text:list-item>
              <text:p text:style-name="P51">Programming </text:p>
            </text:list-item>
            <text:list-item>
              <text:p text:style-name="P51">Emulation of other computing systems (this is also media playback, of a sort) </text:p>
            </text:list-item>
            <text:list-item>
              <text:p text:style-name="P51">Working with files and directories </text:p>
            </text:list-item>
            <text:list-item>
              <text:p text:style-name="P51">Converting data from one format to another </text:p>
            </text:list-item>
            <text:list-item>
              <text:p text:style-name="P51">Compressing and/or archiving data and/or directory structures </text:p>
            </text:list-item>
            <text:list-item>
              <text:p text:style-name="P51">Imaging disks </text:p>
            </text:list-item>
            <text:list-item>
              <text:p text:style-name="P51">Encrypting, decrypting, creating checksum records for, checking against checksum records, packing with parity data, restoring from parity data… </text:p>
            </text:list-item>
            <text:list-item>
              <text:p text:style-name="P51">Running apps (this is basically just opening documents, ) </text:p>
            </text:list-item>
            <text:list-item>
              <text:p text:style-name="P51">Distributed computing </text:p>
            </text:list-item>
            <text:list-item>
              <text:p text:style-name="P51">Digital forensics </text:p>
            </text:list-item>
            <text:list-item>
              <text:p text:style-name="P51">Computer security </text:p>
            </text:list-item>
            <text:list-item>
              <text:p text:style-name="P51">Malware prevention, intrusion detection, … </text:p>
            </text:list-item>
            <text:list-item>
              <text:p text:style-name="P51">Data serialization </text:p>
            </text:list-item>
            <text:list-item>
              <text:p text:style-name="P51">… </text:p>
            </text:list-item>
          </text:list>
        </text:list-item>
        <text:list-item>
          <text:p text:style-name="P51">Exchange </text:p>
          <text:list>
            <text:list-item>
              <text:p text:style-name="P51">Buying and selling goods </text:p>
            </text:list-item>
            <text:list-item>
              <text:p text:style-name="P51">Trading stocks and cryptocurrencies </text:p>
            </text:list-item>
            <text:list-item>
              <text:p text:style-name="P51">Purchasing and selling tickets </text:p>
            </text:list-item>
            <text:list-item>
              <text:p text:style-name="P51">Issuing and redeeming coupons </text:p>
            </text:list-item>
            <text:list-item>
              <text:p text:style-name="P51">Sending money (money-order style) </text:p>
            </text:list-item>
            <text:list-item>
              <text:p text:style-name="P51">… </text:p>
            </text:list-item>
          </text:list>
        </text:list-item>
        <text:list-item>
          <text:p text:style-name="P51">Searching </text:p>
          <text:list>
            <text:list-item>
              <text:p text:style-name="P51">Answers (<text:span text:style-name="Emphasis">e.g.</text:span> facts, math questions) </text:p>
            </text:list-item>
            <text:list-item>
              <text:p text:style-name="P51">Finding media (<text:span text:style-name="Emphasis">e.g.</text:span> news, movies, music, etc.) </text:p>
            </text:list-item>
            <text:list-item>
              <text:p text:style-name="P51">Locating documents </text:p>
            </text:list-item>
            <text:list-item>
              <text:p text:style-name="P51">… </text:p>
            </text:list-item>
          </text:list>
        </text:list-item>
        <text:list-item>
          <text:p text:style-name="P51">Guided time use and content consumption </text:p>
          <text:list>
            <text:list-item>
              <text:p text:style-name="P51">Notifications </text:p>
            </text:list-item>
            <text:list-item>
              <text:p text:style-name="P51">Emergencies </text:p>
            </text:list-item>
            <text:list-item>
              <text:p text:style-name="P51">Important news </text:p>
            </text:list-item>
            <text:list-item>
              <text:p text:style-name="P51">Emails </text:p>
            </text:list-item>
            <text:list-item>
              <text:p text:style-name="P51">Blog feeds </text:p>
            </text:list-item>
            <text:list-item>
              <text:p text:style-name="P51">Things I’m supposed to be doing </text:p>
            </text:list-item>
            <text:list-item>
              <text:p text:style-name="P51">Personal health warnings </text:p>
            </text:list-item>
            <text:list-item>
              <text:p text:style-name="P51">Computer status warnings (disk/memory failure, overheating, can’t connect to Ember server, running out of battery power, …) </text:p>
            </text:list-item>
            <text:list-item>
              <text:p text:style-name="P51">… </text:p>
            </text:list-item>
            <text:list-item>
              <text:p text:style-name="P51">Activity guidance </text:p>
            </text:list-item>
            <text:list-item>
              <text:p text:style-name="P51">What to do right now </text:p>
            </text:list-item>
            <text:list-item>
              <text:p text:style-name="P51">What I have on my schedule upcoming </text:p>
            </text:list-item>
            <text:list-item>
              <text:p text:style-name="P51">… </text:p>
            </text:list-item>
            <text:list-item>
              <text:p text:style-name="P51">News headlines </text:p>
            </text:list-item>
            <text:list-item>
              <text:p text:style-name="P51">Blog feeds </text:p>
            </text:list-item>
            <text:list-item>
              <text:p text:style-name="P51">Podcasts </text:p>
            </text:list-item>
            <text:list-item>
              <text:p text:style-name="P51">Top charts (popular items) </text:p>
            </text:list-item>
            <text:list-item>
              <text:p text:style-name="P51">Best charts (classics / enduring popularity items) </text:p>
            </text:list-item>
            <text:list-item>
              <text:p text:style-name="P51">Suggested recipes </text:p>
            </text:list-item>
            <text:list-item>
              <text:p text:style-name="P51">Fitness tips </text:p>
            </text:list-item>
            <text:list-item>
              <text:p text:style-name="P51">Weather information </text:p>
            </text:list-item>
            <text:list-item>
              <text:p text:style-name="P51">Stock market information </text:p>
            </text:list-item>
            <text:list-item>
              <text:p text:style-name="P51">Computer’s status (resource usage, etc.) </text:p>
            </text:list-item>
            <text:list-item>
              <text:p text:style-name="P51">Personal health </text:p>
            </text:list-item>
            <text:list-item>
              <text:p text:style-name="P51">Sports information </text:p>
            </text:list-item>
            <text:list-item>
              <text:p text:style-name="P51">Acquaintance suggestions (people one might find interesting to talk to or to get to know) </text:p>
            </text:list-item>
            <text:list-item>
              <text:p text:style-name="P51">Dating suggestions / matchmaking </text:p>
            </text:list-item>
            <text:list-item>
              <text:p text:style-name="P51">… </text:p>
            </text:list-item>
          </text:list>
        </text:list-item>
        <text:list-item>
          <text:p text:style-name="P51">Communication </text:p>
          <text:list>
            <text:list-item>
              <text:p text:style-name="P51">Instant messaging </text:p>
            </text:list-item>
            <text:list-item>
              <text:p text:style-name="P51">Email </text:p>
            </text:list-item>
            <text:list-item>
              <text:p text:style-name="P51">Video chat and group video chat </text:p>
            </text:list-item>
            <text:list-item>
              <text:p text:style-name="P51">Audio and video messages </text:p>
            </text:list-item>
            <text:list-item>
              <text:p text:style-name="P51">Collaborative document editing (this is “Document creation” but is related to communication) </text:p>
            </text:list-item>
            <text:list-item>
              <text:p text:style-name="P51">Social networking </text:p>
            </text:list-item>
            <text:list-item>
              <text:p text:style-name="P51">Blogging and microblogging (this is “Document creation” but is also a form of communication) </text:p>
            </text:list-item>
            <text:list-item>
              <text:p text:style-name="P51">Newsgroups </text:p>
            </text:list-item>
            <text:list-item>
              <text:p text:style-name="P51">BBSes </text:p>
            </text:list-item>
            <text:list-item>
              <text:p text:style-name="P51">File sharing </text:p>
            </text:list-item>
            <text:list-item>
              <text:p text:style-name="P51">Industrial automation (machine embroidery, etc.) (not an exact fit in the category of communication, since it’s communication with machines: perhaps closer to "management") </text:p>
            </text:list-item>
            <text:list-item>
              <text:p text:style-name="P51">Sharing/microblogging/adding as status updates URLs, photographs, music, videos, … </text:p>
            </text:list-item>
            <text:list-item>
              <text:p text:style-name="P51">Social bookmarking </text:p>
            </text:list-item>
            <text:list-item>
              <text:p text:style-name="P24">…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29:16.355041582</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29:16.355116390</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6"><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1512205120" text:style-name="L25">
        <text:list-item>
          <text:p text:style-name="P52">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2">The GNU (<text:a xlink:type="simple" xlink:href="https://www.gnu.org/" text:style-name="Internet_20_link" text:visited-style-name="Visited_20_Internet_20_Link">https://www.gnu.org/</text:a>) and </text:p>
        </text:list-item>
        <text:list-item>
          <text:p text:style-name="P52">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2">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2">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2">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2">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2">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2">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2"><text:a xlink:type="simple" xlink:href="https://en.wikipedia.org/wiki/Arcology" text:style-name="Internet_20_link" text:visited-style-name="Visited_20_Internet_20_Link">https://en.wikipedia.org/wiki/Arcology</text:a> </text:p>
        </text:list-item>
        <text:list-item>
          <text:p text:style-name="P52"><text:a xlink:type="simple" xlink:href="https://en.wikipedia.org/wiki/Arcosanti" text:style-name="Internet_20_link" text:visited-style-name="Visited_20_Internet_20_Link">https://en.wikipedia.org/wiki/Arcosanti</text:a> </text:p>
        </text:list-item>
        <text:list-item>
          <text:p text:style-name="P52"><text:a xlink:type="simple" xlink:href="https://en.wikipedia.org/wiki/Autarky" text:style-name="Internet_20_link" text:visited-style-name="Visited_20_Internet_20_Link">https://en.wikipedia.org/wiki/Autarky</text:a> </text:p>
        </text:list-item>
        <text:list-item>
          <text:p text:style-name="P52"><text:a xlink:type="simple" xlink:href="https://en.wikipedia.org/wiki/Biosphere_2" text:style-name="Internet_20_link" text:visited-style-name="Visited_20_Internet_20_Link">https://en.wikipedia.org/wiki/Biosphere_2</text:a> </text:p>
        </text:list-item>
        <text:list-item>
          <text:p text:style-name="P52"><text:a xlink:type="simple" xlink:href="https://en.wikipedia.org/wiki/Sustainable_city" text:style-name="Internet_20_link" text:visited-style-name="Visited_20_Internet_20_Link">https://en.wikipedia.org/wiki/Sustainable_city</text:a> </text:p>
        </text:list-item>
        <text:list-item>
          <text:p text:style-name="P25"><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1969012882" text:style-name="L26">
        <text:list-item>
          <text:p text:style-name="P53"><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3">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3">"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3">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3">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3">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3">"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3">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6">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